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0000000804ECA7A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23b8dc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vg:stroke-color="#00ae0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_32__20_Dots_20_1_20_Dash" svg:stroke-color="#80808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_32__20_Dots_20_1_20_Dash" svg:stroke-color="#b3b300" draw:textarea-horizontal-align="center" draw:textarea-vertical-align="middle"/>
    </style:style>
    <style:style style:name="gr7" style:family="graphic" style:parent-style-name="standard">
      <style:graphic-properties draw:stroke="dash" draw:stroke-dash="Fine_20_Dashed" svg:stroke-width="0.05cm" svg:stroke-color="#ff9966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b3b3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4bd5e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dash" draw:stroke-dash="Ultrafine_20_2_20_Dots_20_3_20_Dashes" svg:stroke-color="#23b8dc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dash" draw:stroke-dash="Ultrafine_20_2_20_Dots_20_3_20_Dashes" svg:stroke-color="#b3b300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fill="solid" draw:fill-color="#47b8b8" draw:textarea-horizontal-align="center" draw:textarea-vertical-align="middle"/>
    </style:style>
    <style:style style:name="gr21" style:family="graphic" style:parent-style-name="standard">
      <style:graphic-properties draw:fill="solid" draw:fill-color="#cccc00" draw:textarea-horizontal-align="center" draw:textarea-vertical-align="middle"/>
    </style:style>
    <style:style style:name="gr2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23" style:family="graphic" style:parent-style-name="standard">
      <style:graphic-properties draw:stroke="dash" draw:stroke-dash="_32__20_Dots_20_1_20_Dash" svg:stroke-color="#808080" draw:textarea-horizontal-align="center" draw:textarea-vertical-align="middle"/>
    </style:style>
    <style:style style:name="gr24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25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center" draw:textarea-vertical-align="middle"/>
    </style:style>
    <style:style style:name="gr27" style:family="graphic" style:parent-style-name="standard">
      <style:graphic-properties draw:fill="solid" draw:fill-color="#00b8ff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1.5cm"/>
    </style:style>
    <style:style style:name="gr29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30" style:family="graphic" style:parent-style-name="standard">
      <style:graphic-properties svg:stroke-color="#004a4a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2" style:family="graphic" style:parent-style-name="standard">
      <style:graphic-properties svg:stroke-color="#ff9966"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Ultrafine_20_2_20_Dots_20_3_20_Dashes" svg:stroke-color="#ff6633"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37" style:family="graphic" style:parent-style-name="standard">
      <style:graphic-properties draw:stroke="none" svg:stroke-color="#000000" draw:fill="none" draw:fill-color="#ffffff" fo:min-height="3cm"/>
    </style:style>
    <style:style style:name="gr38" style:family="graphic" style:parent-style-name="standard">
      <style:graphic-properties draw:stroke="none" svg:stroke-color="#000000" draw:fill="none" draw:fill-color="#ffffff" fo:min-height="2cm"/>
    </style:style>
    <style:style style:name="gr39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40" style:family="graphic" style:parent-style-name="standard">
      <style:graphic-properties draw:fill-color="#b3b3b3" draw:textarea-horizontal-align="center" draw:textarea-vertical-align="middle"/>
    </style:style>
    <style:style style:name="gr4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language="en" fo:country="US"/>
    </style:style>
    <style:style style:name="T3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onnector draw:style-name="gr1" draw:text-style-name="P1" draw:layer="layout" draw:type="curve" svg:x1="19.5cm" svg:y1="16.5cm" svg:x2="31.172cm" svg:y2="18.5cm" draw:start-shape="id1" draw:start-glue-point="1" draw:end-shape="id2" draw:end-glue-point="0" svg:d="m19500 16500c7782 0 11672 666 11672 2000">
          <text:p/>
        </draw:connector>
        <draw:connector draw:style-name="gr2" draw:text-style-name="P1" draw:layer="layout" draw:type="curve" draw:line-skew="4.6cm" svg:x1="25cm" svg:y1="11.5cm" svg:x2="7.601cm" svg:y2="9.718cm" draw:start-shape="id3" draw:start-glue-point="3" draw:end-shape="id4" draw:end-glue-point="1" svg:d="m25000 11500c-6148 0 2551-1782-17399-1782">
          <text:p/>
        </draw:connector>
        <draw:connector draw:style-name="gr3" draw:text-style-name="P2" draw:layer="layout" draw:type="curve" svg:x1="34.5cm" svg:y1="35cm" svg:x2="37.5cm" svg:y2="34cm" draw:start-shape="id5" draw:start-glue-point="1" draw:end-shape="id6" draw:end-glue-point="2" svg:d="m34500 35000c2000 0 3000-333 3000-1000">
          <text:p/>
        </draw:connector>
        <draw:connector draw:style-name="gr2" draw:text-style-name="P2" draw:layer="layout" draw:type="curve" draw:line-skew="1.125cm" svg:x1="35.5cm" svg:y1="33.5cm" svg:x2="4.101cm" svg:y2="9.718cm" draw:start-shape="id6" draw:start-glue-point="3" draw:end-shape="id4" draw:end-glue-point="3" svg:d="m35500 33500c-46162 0-30463-23782-31399-23782">
          <text:p/>
        </draw:connector>
        <draw:custom-shape draw:style-name="gr4" draw:text-style-name="P3" draw:layer="layout" svg:width="2cm" svg:height="0.5cm" svg:x="12.2cm" svg:y="16.7cm">
          <text:p text:style-name="P1"><text:span text:style-name="T1">has mesh</text:span></text:p>
          <draw:enhanced-geometry svg:viewBox="0 0 21600 21600" draw:type="rectangle" draw:enhanced-path="M 0 0 L 21600 0 21600 21600 0 21600 0 0 Z N"/>
        </draw:custom-shape>
        <draw:connector draw:style-name="gr1" draw:text-style-name="P2" draw:layer="layout" draw:type="curve" svg:x1="12cm" svg:y1="39.5cm" svg:x2="28cm" svg:y2="36cm" draw:start-shape="id7" draw:start-glue-point="1" draw:end-shape="id8" draw:end-glue-point="3" svg:d="m12000 39500c12001 0 4002-3500 16000-3500">
          <text:p/>
        </draw:connector>
        <draw:connector draw:style-name="gr2" draw:text-style-name="P2" draw:layer="layout" draw:type="curve" draw:line-skew="-0.775cm" svg:x1="3cm" svg:y1="31.5cm" svg:x2="4.101cm" svg:y2="9.718cm" draw:start-shape="id9" draw:start-glue-point="3" draw:end-shape="id4" svg:d="m3000 31500c-1914 0-2464-21782 1101-21782">
          <text:p/>
        </draw:connector>
        <draw:connector draw:style-name="gr1" draw:text-style-name="P2" draw:layer="layout" draw:type="curve" svg:x1="22cm" svg:y1="41.5cm" svg:x2="22.95cm" svg:y2="10.499cm" draw:start-shape="id10" draw:start-glue-point="3" draw:end-shape="id11" draw:end-glue-point="3" svg:d="m22000 41500c-751 0-1226-31001 950-31001">
          <text:p/>
        </draw:connector>
        <draw:connector draw:style-name="gr5" draw:text-style-name="P2" draw:layer="layout" draw:type="curve" draw:line-skew="-0.431cm" svg:x1="5.75cm" svg:y1="27cm" svg:x2="34.5cm" svg:y2="27.5cm" draw:start-shape="id12" draw:start-glue-point="2" draw:end-shape="id13" draw:end-glue-point="3" svg:d="m5750 27000c0 105 7625 87 9750 186s-1250 314 19000 314">
          <text:p/>
        </draw:connector>
        <draw:connector draw:style-name="gr5" draw:text-style-name="P2" draw:layer="layout" draw:type="curve" svg:x1="5.75cm" svg:y1="23.4cm" svg:x2="34.5cm" svg:y2="27.5cm" draw:start-shape="id14" draw:start-glue-point="2" draw:end-shape="id13" draw:end-glue-point="3" svg:d="m5750 23400c0 2734 9583 4100 28750 4100">
          <text:p/>
        </draw:connector>
        <draw:connector draw:style-name="gr1" draw:text-style-name="P2" draw:layer="layout" draw:type="curve" svg:x1="24cm" svg:y1="32.5cm" svg:x2="24cm" svg:y2="19.5cm" draw:start-shape="id15" draw:end-shape="id16" draw:end-glue-point="3" svg:d="m24000 32500c-751 0-751-13000 0-13000">
          <text:p/>
        </draw:connector>
        <draw:connector draw:style-name="gr6" draw:text-style-name="P2" draw:layer="layout" svg:x1="24cm" svg:y1="21.9cm" svg:x2="24.275cm" svg:y2="5cm" draw:start-shape="id17" draw:start-glue-point="3" draw:end-shape="id18" draw:end-glue-point="3" svg:d="m24000 21900h-501v-16900h776">
          <text:p/>
        </draw:connector>
        <draw:connector draw:style-name="gr3" draw:text-style-name="P1" draw:layer="layout" svg:x1="25.75cm" svg:y1="20cm" svg:x2="5.85cm" svg:y2="18.218cm" draw:start-shape="id16" draw:start-glue-point="2" draw:end-shape="id19" draw:end-glue-point="2" svg:d="m25750 20000v502h-19900v-2284">
          <text:p/>
        </draw:connector>
        <draw:connector draw:style-name="gr2" draw:text-style-name="P1" draw:layer="layout" draw:type="curve" draw:line-skew="5.242cm" svg:x1="24cm" svg:y1="18cm" svg:x2="7.601cm" svg:y2="9.718cm" draw:start-shape="id20" draw:end-shape="id4" draw:end-glue-point="1" svg:d="m24000 18000c-4435 0 3764-8282-16399-8282">
          <text:p/>
        </draw:connector>
        <draw:connector draw:style-name="gr2" draw:text-style-name="P1" draw:layer="layout" draw:type="curve" svg:x1="32.5cm" svg:y1="21cm" svg:x2="12.201cm" svg:y2="16.718cm" draw:start-shape="id21" draw:start-glue-point="3" draw:end-shape="id22" draw:end-glue-point="1" svg:d="m32500 21000c-15223 0-5074-4282-20299-4282">
          <text:p/>
        </draw:connector>
        <draw:connector draw:style-name="gr3" draw:text-style-name="P1" draw:layer="layout" svg:x1="32cm" svg:y1="34.5cm" svg:x2="27.5cm" svg:y2="15cm" draw:start-shape="id23" draw:start-glue-point="0" draw:end-shape="id24" draw:end-glue-point="1" svg:d="m32000 34500v-19500h-4500">
          <text:p/>
        </draw:connector>
        <draw:connector draw:style-name="gr3" draw:text-style-name="P1" draw:layer="layout" svg:x1="35cm" svg:y1="27cm" svg:x2="33cm" svg:y2="36cm" draw:start-shape="id25" draw:end-shape="id8" draw:end-glue-point="1" svg:d="m35000 27000v9000h-2000">
          <text:p/>
        </draw:connector>
        <draw:connector draw:style-name="gr7" draw:text-style-name="P1" draw:layer="layout" draw:type="curve" svg:x1="30.275cm" svg:y1="7.5cm" svg:x2="28cm" svg:y2="12.499cm" draw:start-shape="id26" draw:start-glue-point="1" draw:end-shape="id27" draw:end-glue-point="1" svg:d="m30275 7500c751 0 1889 4999-2275 4999">
          <text:p/>
        </draw:connector>
        <draw:connector draw:style-name="gr7" draw:text-style-name="P1" draw:layer="layout" draw:type="curve" svg:x1="30.275cm" svg:y1="7.5cm" svg:x2="27.5cm" svg:y2="15cm" draw:start-shape="id26" draw:start-glue-point="1" draw:end-shape="id24" draw:end-glue-point="1" svg:d="m30275 7500c751 0 2139 7500-2775 7500">
          <text:p/>
        </draw:connector>
        <draw:connector draw:style-name="gr2" draw:text-style-name="P1" draw:layer="layout" draw:type="curve" svg:x1="34cm" svg:y1="18.5cm" svg:x2="7.501cm" svg:y2="29.5cm" draw:start-shape="id28" draw:start-glue-point="2" draw:end-shape="id29" draw:end-glue-point="1" svg:d="m34000 18500c0 7334-8833 11000-26499 11000">
          <text:p/>
        </draw:connector>
        <draw:connector draw:style-name="gr5" draw:text-style-name="P1" draw:layer="layout" draw:type="curve" draw:line-skew="-0.251cm" svg:x1="19.5cm" svg:y1="15cm" svg:x2="37cm" svg:y2="27.5cm" draw:start-shape="id30" draw:start-glue-point="1" draw:end-shape="id13" draw:end-glue-point="1" svg:d="m19500 15000c26625 0 17875 12500 17500 12500">
          <text:p/>
        </draw:connector>
        <draw:connector draw:style-name="gr8" draw:text-style-name="P1" draw:layer="layout" draw:type="curve" svg:x1="15.6cm" svg:y1="15cm" svg:x2="14.601cm" svg:y2="7.218cm" draw:start-shape="id30" draw:start-glue-point="3" draw:end-shape="id31" draw:end-glue-point="1" svg:d="m15600 15000c-751 0-501-3891-500-3891s252-3891-499-3891">
          <text:p/>
        </draw:connector>
        <draw:connector draw:style-name="gr2" draw:text-style-name="P1" draw:layer="layout" draw:type="curve" svg:x1="15.6cm" svg:y1="15cm" svg:x2="7.6cm" svg:y2="15.718cm" draw:start-shape="id30" draw:end-shape="id32" draw:end-glue-point="1" svg:d="m15600 15000c-6000 0-2000 718-8000 718">
          <text:p/>
        </draw:connector>
        <draw:connector draw:style-name="gr9" draw:text-style-name="P1" draw:layer="layout" draw:type="curve" svg:x1="15.601cm" svg:y1="22.4cm" svg:x2="25.775cm" svg:y2="6.5cm" draw:start-shape="id33" draw:start-glue-point="1" draw:end-shape="id34" draw:end-glue-point="3" svg:d="m15601 22400c7630 0 2544-15900 10174-15900">
          <text:p/>
        </draw:connector>
        <draw:custom-shape draw:style-name="gr10" draw:text-style-name="P1" draw:id="id32" draw:layer="layout" svg:width="3.5cm" svg:height="1cm" svg:x="4.1cm" svg:y="15.218cm">
          <text:p text:style-name="P1"><text:span text:style-name="T2">material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id="id19" draw:layer="layout" svg:width="3.5cm" svg:height="1cm" svg:x="4.1cm" svg:y="17.218cm">
          <text:p text:style-name="P1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id="id14" draw:layer="layout" svg:width="3.5cm" svg:height="1cm" svg:x="4cm" svg:y="22.4cm">
          <text:p text:style-name="P1"><text:span text:style-name="T2">particlesy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id="id12" draw:layer="layout" svg:width="3.5cm" svg:height="1cm" svg:x="4cm" svg:y="26cm">
          <text:p text:style-name="P1"><text:span text:style-name="T2">particlecld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id="id29" draw:layer="layout" svg:width="3.5cm" svg:height="1cm" svg:x="4.001cm" svg:y="29cm">
          <text:p text:style-name="P1"><text:span text:style-name="T2">animation</text:span></text:p>
          <draw:enhanced-geometry svg:viewBox="0 0 21600 21600" draw:type="rectangle" draw:enhanced-path="M 0 0 L 21600 0 21600 21600 0 21600 0 0 Z N"/>
        </draw:custom-shape>
        <draw:rect draw:style-name="gr11" draw:text-style-name="P1" draw:id="id22" draw:layer="layout" svg:width="2.5cm" svg:height="1cm" svg:x="9.701cm" svg:y="16.218cm">
          <text:p text:style-name="P1">meshid</text:p>
        </draw:rect>
        <draw:rect draw:style-name="gr11" draw:text-style-name="P1" draw:id="id36" draw:layer="layout" svg:width="2.5cm" svg:height="1cm" svg:x="9.701cm" svg:y="17.218cm">
          <text:p text:style-name="P1">skinid</text:p>
        </draw:rect>
        <draw:rect draw:style-name="gr11" draw:text-style-name="P1" draw:id="id37" draw:layer="layout" svg:width="2.5cm" svg:height="1cm" svg:x="9.701cm" svg:y="18.218cm">
          <text:p text:style-name="P1">boneid</text:p>
        </draw:rect>
        <draw:connector draw:style-name="gr3" draw:text-style-name="P1" draw:layer="layout" svg:x1="5.85cm" svg:y1="15.218cm" svg:x2="5.851cm" svg:y2="13.218cm" draw:start-shape="id32" draw:start-glue-point="0" draw:end-shape="id35" draw:end-glue-point="2" svg:d="m5850 15218v-1000h1v-1000">
          <text:p/>
        </draw:connector>
        <draw:connector draw:style-name="gr3" draw:text-style-name="P1" draw:layer="layout" draw:line-skew="2cm -0.999cm" svg:x1="5.85cm" svg:y1="15.218cm" svg:x2="4.101cm" svg:y2="9.718cm" draw:start-shape="id32" draw:start-glue-point="0" draw:end-shape="id4" draw:end-glue-point="3" svg:d="m5850 15218v-500h-3249v-5000h1500">
          <text:p/>
        </draw:connector>
        <draw:connector draw:style-name="gr12" draw:text-style-name="P1" draw:layer="layout" svg:x1="7.6cm" svg:y1="17.718cm" svg:x2="9.701cm" svg:y2="16.718cm" draw:start-shape="id19" draw:start-glue-point="1" draw:end-shape="id22" draw:end-glue-point="3" svg:d="m7600 17718h1051v-1000h1050">
          <text:p/>
        </draw:connector>
        <draw:connector draw:style-name="gr12" draw:text-style-name="P1" draw:layer="layout" svg:x1="7.6cm" svg:y1="17.718cm" svg:x2="9.701cm" svg:y2="17.718cm" draw:start-shape="id19" draw:start-glue-point="1" draw:end-shape="id36" draw:end-glue-point="3" svg:d="m7600 17718h2101">
          <text:p/>
        </draw:connector>
        <draw:connector draw:style-name="gr12" draw:text-style-name="P1" draw:layer="layout" svg:x1="7.6cm" svg:y1="17.718cm" svg:x2="9.701cm" svg:y2="18.718cm" draw:start-shape="id19" draw:start-glue-point="1" draw:end-shape="id37" draw:end-glue-point="3" svg:d="m7600 17718h1051v1000h1050">
          <text:p/>
        </draw:connector>
        <draw:rect draw:style-name="gr11" draw:text-style-name="P1" draw:id="id38" draw:layer="layout" svg:width="2.5cm" svg:height="1cm" svg:x="9.601cm" svg:y="21.9cm">
          <text:p text:style-name="P1">forceid</text:p>
        </draw:rect>
        <draw:rect draw:style-name="gr11" draw:text-style-name="P1" draw:id="id39" draw:layer="layout" svg:width="2.5cm" svg:height="1cm" svg:x="9.601cm" svg:y="22.9cm">
          <text:p text:style-name="P1">subsys</text:p>
        </draw:rect>
        <draw:connector draw:style-name="gr12" draw:text-style-name="P1" draw:layer="layout" svg:x1="7.5cm" svg:y1="22.9cm" svg:x2="9.601cm" svg:y2="22.4cm" draw:start-shape="id14" draw:start-glue-point="1" draw:end-shape="id38" draw:end-glue-point="3" svg:d="m7500 22900h1051v-500h1050">
          <text:p/>
        </draw:connector>
        <draw:connector draw:style-name="gr12" draw:text-style-name="P1" draw:layer="layout" svg:x1="7.5cm" svg:y1="22.9cm" svg:x2="9.601cm" svg:y2="23.4cm" draw:start-shape="id14" draw:end-shape="id39" draw:end-glue-point="3" svg:d="m7500 22900h1051v500h1050">
          <text:p/>
        </draw:connector>
        <draw:connector draw:style-name="gr3" draw:text-style-name="P1" draw:layer="layout" svg:x1="10.851cm" svg:y1="23.9cm" svg:x2="5.75cm" svg:y2="23.4cm" draw:start-shape="id39" draw:start-glue-point="2" draw:end-shape="id14" draw:end-glue-point="2" svg:d="m10851 23900v501h-5101v-1001">
          <text:p/>
        </draw:connector>
        <draw:connector draw:style-name="gr13" draw:text-style-name="P1" draw:layer="layout" svg:x1="10.951cm" svg:y1="16.218cm" svg:x2="7.6cm" svg:y2="15.718cm" draw:start-shape="id22" draw:start-glue-point="0" draw:end-shape="id32" draw:end-glue-point="1" svg:d="m10951 16218v-501h-2300v1h-1051">
          <text:p/>
        </draw:connector>
        <draw:connector draw:style-name="gr13" draw:text-style-name="P1" draw:layer="layout" draw:line-skew="-1.099cm" svg:x1="4cm" svg:y1="22.9cm" svg:x2="4.1cm" svg:y2="15.718cm" draw:start-shape="id14" draw:start-glue-point="3" draw:end-shape="id32" draw:end-glue-point="3" svg:d="m4000 22900h-1600v-7182h1700">
          <text:p/>
        </draw:connector>
        <draw:connector draw:style-name="gr13" draw:text-style-name="P1" draw:layer="layout" draw:line-skew="-1.099cm" svg:x1="4cm" svg:y1="26.5cm" svg:x2="4.1cm" svg:y2="15.718cm" draw:start-shape="id12" draw:start-glue-point="3" draw:end-shape="id32" draw:end-glue-point="3" svg:d="m4000 26500h-1600v-10782h1700">
          <text:p/>
        </draw:connector>
        <draw:connector draw:style-name="gr13" draw:text-style-name="P1" draw:layer="layout" draw:line-skew="-1.099cm" svg:x1="4cm" svg:y1="26.5cm" svg:x2="4.1cm" svg:y2="17.718cm" draw:start-shape="id12" draw:start-glue-point="3" draw:end-shape="id19" svg:d="m4000 26500h-1600v-8782h1700">
          <text:p/>
        </draw:connector>
        <draw:connector draw:style-name="gr13" draw:text-style-name="P1" draw:layer="layout" draw:line-skew="-1.099cm" svg:x1="4cm" svg:y1="22.9cm" svg:x2="4.1cm" svg:y2="17.718cm" draw:start-shape="id14" draw:start-glue-point="3" draw:end-shape="id19" draw:end-glue-point="3" svg:d="m4000 22900h-1600v-5182h1700">
          <text:p/>
        </draw:connector>
        <draw:custom-shape draw:style-name="gr14" draw:text-style-name="P1" draw:id="id11" draw:layer="layout" svg:width="4.5cm" svg:height="1cm" svg:x="22.95cm" svg:y="9.999cm">
          <text:p text:style-name="P1">l3d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id="id18" draw:layer="layout" svg:width="3.5cm" svg:height="1cm" svg:x="24.275cm" svg:y="4.5cm">
          <text:p text:style-name="P1">scene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id="id40" draw:layer="layout" svg:width="3.5cm" svg:height="1cm" svg:x="28.275cm" svg:y="4.5cm">
          <text:p text:style-name="P1">actor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26.025cm" svg:y1="5.5cm" svg:x2="28.025cm" svg:y2="6cm" draw:start-shape="id18" draw:start-glue-point="2" draw:end-shape="id34" draw:end-glue-point="0" svg:d="m26025 5500v251h2000v249">
          <text:p/>
        </draw:connector>
        <draw:connector draw:style-name="gr12" draw:text-style-name="P1" draw:layer="layout" svg:x1="30.025cm" svg:y1="5.5cm" svg:x2="28.025cm" svg:y2="6cm" draw:start-shape="id40" draw:start-glue-point="2" draw:end-shape="id34" draw:end-glue-point="0" svg:d="m30025 5500v251h-2000v249">
          <text:p/>
        </draw:connector>
        <draw:custom-shape draw:style-name="gr14" draw:text-style-name="P1" draw:id="id20" draw:layer="layout" svg:width="3.5cm" svg:height="1cm" svg:x="24cm" svg:y="17.5cm">
          <text:p text:style-name="P1">l3dproj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id="id42" draw:layer="layout" svg:width="3.5cm" svg:height="1cm" svg:x="24.001cm" svg:y="24.3cm">
          <text:p text:style-name="P1">l3dpemit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id="id16" draw:layer="layout" svg:width="3.5cm" svg:height="1cm" svg:x="24cm" svg:y="19cm">
          <text:p text:style-name="P1">l3d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id="id50" draw:layer="layout" svg:width="3.5cm" svg:height="1cm" svg:x="24.001cm" svg:y="22.8cm">
          <text:p text:style-name="P1">l3dprimit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id="id41" draw:layer="layout" svg:width="3.5cm" svg:height="1cm" svg:x="24.001cm" svg:y="26cm">
          <text:p text:style-name="P1">l3dpgro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4.001cm" svg:y1="26.5cm" svg:x2="7.5cm" svg:y2="26.5cm" draw:start-shape="id41" draw:start-glue-point="3" draw:end-shape="id12" draw:end-glue-point="1" svg:d="m24001 26500h-16501">
          <text:p/>
        </draw:connector>
        <draw:connector draw:style-name="gr3" draw:text-style-name="P1" draw:layer="layout" draw:line-skew="-0.302cm" svg:x1="25.751cm" svg:y1="25.3cm" svg:x2="5.75cm" svg:y2="23.4cm" draw:start-shape="id42" draw:start-glue-point="2" draw:end-shape="id14" draw:end-glue-point="2" svg:d="m25751 25300v200h-20001v-2100">
          <text:p/>
        </draw:connector>
        <draw:custom-shape draw:style-name="gr16" draw:text-style-name="P1" draw:id="id43" draw:layer="layout" svg:width="4.5cm" svg:height="1.5cm" svg:x="33.775cm" svg:y="4.5cm">
          <text:p text:style-name="P1"><text:span text:style-name="T2">phys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30.025cm" svg:y1="4.5cm" svg:x2="36.024cm" svg:y2="4.5cm" draw:start-shape="id40" draw:start-glue-point="0" draw:end-shape="id43" draw:end-glue-point="4" svg:d="m30025 4500c0-751 5999-751 5999 0">
          <text:p/>
        </draw:connector>
        <draw:connector draw:style-name="gr18" draw:text-style-name="P1" draw:layer="layout" draw:type="curve" draw:line-skew="1.31cm -0.811cm" svg:x1="27.45cm" svg:y1="10.499cm" svg:x2="25.2cm" svg:y2="9.999cm" draw:start-shape="id11" draw:start-glue-point="1" draw:end-shape="id11" draw:end-glue-point="0" svg:d="m27450 10499c2718 0 2265-906 1023-1523s-3273-945-3273 1023">
          <text:p text:style-name="P1"><text:span text:style-name="T2">Hierarchy</text:span></text:p>
        </draw:connector>
        <draw:connector draw:style-name="gr19" draw:text-style-name="P1" draw:layer="layout" draw:type="curve" draw:line-skew="-0.632cm -0.507cm" svg:x1="24.275cm" svg:y1="5cm" svg:x2="26.025cm" svg:y2="4.5cm" draw:start-shape="id18" draw:start-glue-point="3" draw:end-shape="id18" draw:end-glue-point="0" svg:d="m24275 5000c-1699 0-1416-754-554-1257s2304-755 2304 757">
          <text:p text:style-name="P1"><text:span text:style-name="T2">Hierarchy</text:span></text:p>
        </draw:connector>
        <draw:custom-shape draw:style-name="gr14" draw:text-style-name="P1" draw:id="id24" draw:layer="layout" svg:width="3.5cm" svg:height="1cm" svg:x="24cm" svg:y="14.5cm">
          <text:p text:style-name="P1">l3dcame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7.601cm" svg:y1="12.718cm" svg:x2="9.601cm" svg:y2="12.718cm" draw:start-shape="id35" draw:start-glue-point="1" draw:end-shape="id44" draw:end-glue-point="3" svg:d="m7601 12718h2000">
          <text:p/>
        </draw:connector>
        <draw:custom-shape draw:style-name="gr14" draw:text-style-name="P1" draw:id="id46" draw:layer="layout" svg:width="3.5cm" svg:height="1cm" svg:x="24cm" svg:y="16cm">
          <text:p text:style-name="P1">l3dligh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lines" svg:x1="27.5cm" svg:y1="19.5cm" svg:x2="28.672cm" svg:y2="19cm" draw:start-shape="id16" draw:start-glue-point="1" draw:end-shape="id2" draw:end-glue-point="3" svg:d="m27500 19500h502l169-500h501">
          <text:p/>
        </draw:connector>
        <draw:connector draw:style-name="gr12" draw:text-style-name="P1" draw:layer="layout" draw:type="lines" draw:line-skew="-0.002cm" svg:x1="27.5cm" svg:y1="19.5cm" svg:x2="28.672cm" svg:y2="20cm" draw:start-shape="id16" draw:start-glue-point="1" draw:end-shape="id45" draw:end-glue-point="3" svg:d="m27500 19500h500l171 500h501">
          <text:p/>
        </draw:connector>
        <draw:connector draw:style-name="gr3" draw:text-style-name="P1" draw:layer="layout" draw:line-skew="-1cm -0.499cm" svg:x1="26.5cm" svg:y1="13cm" svg:x2="24cm" svg:y2="16.5cm" draw:start-shape="id27" draw:start-glue-point="2" draw:end-shape="id46" draw:end-glue-point="3" svg:d="m26500 13000v500h-3500v3000h1000">
          <text:p/>
        </draw:connector>
        <draw:connector draw:style-name="gr3" draw:text-style-name="P1" draw:layer="layout" draw:line-skew="-1.75cm -0.499cm" svg:x1="26.5cm" svg:y1="13cm" svg:x2="24cm" svg:y2="18cm" draw:start-shape="id27" draw:start-glue-point="2" draw:end-shape="id20" draw:end-glue-point="3" svg:d="m26500 13000v500h-3500v4500h1000">
          <text:p/>
        </draw:connector>
        <draw:custom-shape draw:style-name="gr14" draw:text-style-name="P1" draw:id="id49" draw:layer="layout" svg:width="3.5cm" svg:height="1cm" svg:x="24.001cm" svg:y="27.5cm">
          <text:p text:style-name="P1">l3dtr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0" draw:text-style-name="P1" draw:id="id31" draw:layer="layout" svg:width="4.5cm" svg:height="1cm" svg:x="10.101cm" svg:y="6.718cm">
          <text:p text:style-name="P1"><text:span text:style-name="T2">Mesh</text:span></text:p>
        </draw:rect>
        <draw:rect draw:style-name="gr21" draw:text-style-name="P1" draw:id="id34" draw:layer="layout" svg:width="4.5cm" svg:height="1cm" svg:x="25.775cm" svg:y="6cm">
          <text:p text:style-name="P1">spatialobject</text:p>
        </draw:rect>
        <draw:rect draw:style-name="gr21" draw:text-style-name="P1" draw:id="id26" draw:layer="layout" svg:width="4.5cm" svg:height="1cm" svg:x="25.775cm" svg:y="7cm">
          <text:p text:style-name="P1">visobject</text:p>
        </draw:rect>
        <draw:connector draw:style-name="gr9" draw:text-style-name="P1" draw:layer="layout" draw:type="curve" svg:x1="37.25cm" svg:y1="16.5cm" svg:x2="30.275cm" svg:y2="6.5cm" draw:start-shape="id47" draw:start-glue-point="0" draw:end-shape="id34" draw:end-glue-point="1" svg:d="m37250 16500c0-6667-2325-10000-6975-10000">
          <text:p/>
        </draw:connector>
        <draw:custom-shape draw:style-name="gr22" draw:text-style-name="P1" draw:id="id21" draw:layer="layout" svg:width="3cm" svg:height="1cm" svg:x="32.5cm" svg:y="20.5cm">
          <text:p text:style-name="P1">morph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22.5cm" svg:y1="7cm" svg:x2="25.775cm" svg:y2="6.5cm" draw:start-shape="id48" draw:start-glue-point="1" draw:end-shape="id34" draw:end-glue-point="3" svg:d="m22500 7000c2457 0 820-500 3275-500">
          <text:p/>
        </draw:connector>
        <draw:rect draw:style-name="gr11" draw:text-style-name="P1" draw:id="id33" draw:layer="layout" svg:width="3.5cm" svg:height="1cm" svg:x="12.101cm" svg:y="21.9cm">
          <text:p text:style-name="P1">Magnet,...</text:p>
        </draw:rect>
        <draw:custom-shape draw:style-name="gr10" draw:text-style-name="P1" draw:layer="layout" svg:width="3.5cm" svg:height="1cm" svg:x="4.001cm" svg:y="27.5cm">
          <text:p text:style-name="P1"><text:span text:style-name="T2">terra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id="id51" draw:layer="layout" svg:width="3.5cm" svg:height="1cm" svg:x="24.001cm" svg:y="29cm">
          <text:p text:style-name="P1">l3dter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" draw:layer="layout" draw:line-skew="-1.25cm" svg:x1="24.001cm" svg:y1="28cm" svg:x2="19.5cm" svg:y2="15cm" draw:start-shape="id49" draw:start-glue-point="3" draw:end-shape="id30" draw:end-glue-point="1" svg:d="m24001 28000h-3500v-13000h-1001">
          <text:p/>
        </draw:connector>
        <draw:connector draw:style-name="gr23" draw:text-style-name="P1" draw:layer="layout" draw:line-skew="-1.25cm" svg:x1="24.001cm" svg:y1="23.3cm" svg:x2="19.5cm" svg:y2="15cm" draw:start-shape="id50" draw:start-glue-point="3" draw:end-shape="id30" draw:end-glue-point="1" svg:d="m24001 23300h-3500v-8300h-1001">
          <text:p/>
        </draw:connector>
        <draw:connector draw:style-name="gr23" draw:text-style-name="P1" draw:layer="layout" draw:line-skew="-1.25cm" svg:x1="24cm" svg:y1="19.5cm" svg:x2="19.5cm" svg:y2="15cm" draw:start-shape="id16" draw:start-glue-point="3" draw:end-shape="id30" draw:end-glue-point="1" svg:d="m24000 19500h-3500v-4500h-1000">
          <text:p/>
        </draw:connector>
        <draw:connector draw:style-name="gr23" draw:text-style-name="P1" draw:layer="layout" draw:line-skew="-1.25cm" svg:x1="24.001cm" svg:y1="29.5cm" svg:x2="19.5cm" svg:y2="15cm" draw:start-shape="id51" draw:start-glue-point="3" draw:end-shape="id30" draw:end-glue-point="1" svg:d="m24001 29500h-3500v-14500h-1001">
          <text:p/>
        </draw:connector>
        <draw:custom-shape draw:style-name="gr24" draw:text-style-name="P1" draw:id="id52" draw:layer="layout" svg:width="5.5cm" svg:height="1cm" svg:x="5.601cm" svg:y="5cm">
          <text:p text:style-name="P1">BufferOb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0.101cm" svg:y1="7.218cm" svg:x2="8.351cm" svg:y2="6cm" draw:start-shape="id31" draw:start-glue-point="3" draw:end-shape="id52" svg:d="m10101 7218h-1750v-1218">
          <text:p/>
        </draw:connector>
        <draw:connector draw:style-name="gr2" draw:text-style-name="P1" draw:layer="layout" draw:type="curve" draw:line-skew="2.188cm 0.812cm" svg:x1="17.5cm" svg:y1="12.5cm" svg:x2="5.851cm" svg:y2="13.218cm" draw:start-shape="id53" draw:start-glue-point="3" draw:end-shape="id35" draw:end-glue-point="2" svg:d="m17500 12500c-4141 0-3451 1016-5328 1688s-6321 999-6321-970">
          <text:p/>
        </draw:connector>
        <draw:connector draw:style-name="gr2" draw:text-style-name="P1" draw:layer="layout" draw:type="curve" svg:x1="17.5cm" svg:y1="12.5cm" svg:x2="7.601cm" svg:y2="9.718cm" draw:start-shape="id53" draw:start-glue-point="3" draw:end-shape="id4" draw:end-glue-point="1" svg:d="m17500 12500c-7423 0-2474-2782-9899-2782">
          <text:p/>
        </draw:connector>
        <draw:rect draw:style-name="gr11" draw:text-style-name="P1" draw:id="id44" draw:layer="layout" svg:width="2.5cm" svg:height="1cm" svg:x="9.601cm" svg:y="12.218cm">
          <text:p text:style-name="P1">param</text:p>
        </draw:rect>
        <draw:connector draw:style-name="gr3" draw:text-style-name="P1" draw:layer="layout" draw:type="curve" svg:x1="19.25cm" svg:y1="11cm" svg:x2="20cm" svg:y2="7.5cm" draw:start-shape="id54" draw:start-glue-point="0" draw:end-shape="id48" draw:end-glue-point="2" svg:d="m19250 11000c0-2623 750-874 750-3500">
          <text:p/>
        </draw:connector>
        <draw:connector draw:style-name="gr12" draw:text-style-name="P1" draw:layer="layout" svg:x1="17.55cm" svg:y1="14.5cm" svg:x2="18cm" svg:y2="14cm" draw:start-shape="id30" draw:start-glue-point="0" draw:end-shape="id55" draw:end-glue-point="2" svg:d="m17550 14500v-250h450v-250">
          <text:p/>
        </draw:connector>
        <draw:connector draw:style-name="gr12" draw:text-style-name="P1" draw:layer="layout" svg:x1="17.55cm" svg:y1="15.5cm" svg:x2="18cm" svg:y2="16cm" draw:start-shape="id30" draw:start-glue-point="2" draw:end-shape="id1" draw:end-glue-point="0" svg:d="m17550 15500v250h450v250">
          <text:p/>
        </draw:connector>
        <draw:custom-shape draw:style-name="gr14" draw:text-style-name="P1" draw:id="id25" draw:layer="layout" svg:width="4cm" svg:height="1.282cm" svg:x="33cm" svg:y="25.718cm">
          <text:p text:style-name="P1">l3dset</text:p>
          <draw:enhanced-geometry svg:viewBox="0 0 21600 21600" draw:type="rectangle" draw:enhanced-path="M 0 0 L 21600 0 21600 21600 0 21600 0 0 Z N"/>
        </draw:custom-shape>
        <draw:custom-shape draw:style-name="gr14" draw:text-style-name="P1" draw:id="id13" draw:layer="layout" svg:width="2.5cm" svg:height="1cm" svg:x="34.5cm" svg:y="27cm">
          <text:p text:style-name="P1">l3dlay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7.45cm" svg:y1="10.499cm" svg:x2="37cm" svg:y2="26.359cm" draw:start-shape="id11" draw:start-glue-point="1" draw:end-shape="id25" draw:end-glue-point="1" svg:d="m27450 10499c15076 0 10301 15860 9550 15860">
          <text:p/>
        </draw:connector>
        <draw:custom-shape draw:style-name="gr22" draw:text-style-name="P1" draw:layer="layout" svg:width="3cm" svg:height="1cm" svg:x="32.5cm" svg:y="16.5cm">
          <text:p text:style-name="P1">bone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id="id28" draw:layer="layout" svg:width="3cm" svg:height="1cm" svg:x="32.5cm" svg:y="17.5cm">
          <text:p text:style-name="P1">anim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id="id8" draw:layer="layout" svg:width="5cm" svg:height="1cm" svg:x="28cm" svg:y="35.5cm">
          <text:p text:style-name="P1">l3d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2.95cm" svg:y1="10.499cm" svg:x2="25.775cm" svg:y2="7.5cm" draw:start-shape="id11" draw:start-glue-point="3" draw:end-shape="id26" draw:end-glue-point="3" svg:d="m22950 10499c-751 0-2164-2999 2825-2999">
          <text:p/>
        </draw:connector>
        <draw:connector draw:style-name="gr3" draw:text-style-name="P1" draw:layer="layout" svg:x1="30.05cm" svg:y1="34.5cm" svg:x2="27.5cm" svg:y2="16.5cm" draw:start-shape="id56" draw:start-glue-point="0" draw:end-shape="id46" draw:end-glue-point="1" svg:d="m30050 34500v-18000h-2550">
          <text:p/>
        </draw:connector>
        <draw:custom-shape draw:style-name="gr14" draw:text-style-name="P1" draw:id="id56" draw:layer="layout" svg:width="2.101cm" svg:height="1cm" svg:x="29cm" svg:y="34.5cm">
          <text:p text:style-name="P1"><text:span text:style-name="T2">sun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id="id23" draw:layer="layout" svg:width="2cm" svg:height="1cm" svg:x="31cm" svg:y="34.5cm">
          <text:p text:style-name="P1">cam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3cm" svg:height="3cm" svg:x="31.5cm" svg:y="8cm">
          <text:p text:style-name="P1">Vis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" draw:id="id69" draw:layer="layout" svg:width="3.5cm" svg:height="1cm" svg:x="24.001cm" svg:y="30.5cm">
          <text:p text:style-name="P1">l3d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4.5cm" svg:height="1cm" svg:x="3.101cm" svg:y="7.718cm">
          <text:p text:style-name="P1"><text:span text:style-name="T2">Re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6" draw:text-style-name="P1" draw:id="id2" draw:layer="layout" svg:width="5cm" svg:height="1cm" svg:x="28.672cm" svg:y="18.5cm">
          <text:p text:style-name="P1"><text:span text:style-name="T2">bone update</text:span></text:p>
        </draw:rect>
        <draw:rect draw:style-name="gr26" draw:text-style-name="P1" draw:id="id45" draw:layer="layout" svg:width="5cm" svg:height="1cm" svg:x="28.672cm" svg:y="19.5cm">
          <text:p text:style-name="P1"><text:span text:style-name="T2">mesh update</text:span></text:p>
        </draw:rect>
        <draw:rect draw:style-name="gr27" draw:text-style-name="P1" draw:id="id47" draw:layer="layout" svg:width="3.5cm" svg:height="1cm" svg:x="35.5cm" svg:y="16.5cm">
          <text:p text:style-name="P1">IK,<text:span text:style-name="T2">look at,...</text:span></text:p>
        </draw:rect>
        <draw:custom-shape draw:style-name="gr4" draw:text-style-name="P3" draw:layer="layout" svg:width="2cm" svg:height="0.5cm" svg:x="27.501cm" svg:y="28cm">
          <text:p text:style-name="P1"><text:span text:style-name="T1">has mesh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0.5cm" svg:x="27.501cm" svg:y="29.5cm">
          <text:p text:style-name="P1"><text:span text:style-name="T1">has mesh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0.5cm" svg:x="27.501cm" svg:y="23.3cm">
          <text:p text:style-name="P1"><text:span text:style-name="T1">has mesh</text:span>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3cm" svg:height="1.75cm" svg:x="5cm" svg:y="1cm">
          <draw:text-box>
            <text:p text:style-name="P1"><text:span text:style-name="T3">Luxinia Engine Architecture</text:span></text:p>
          </draw:text-box>
        </draw:frame>
        <draw:custom-shape draw:style-name="gr29" draw:text-style-name="P5" draw:id="id58" draw:layer="layout" svg:width="6cm" svg:height="1cm" svg:x="21cm" svg:y="36.5cm">
          <text:p text:style-name="P1"><text:span text:style-name="T4">rendercm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id="id57" draw:layer="layout" svg:width="4.2cm" svg:height="1cm" svg:x="28.8cm" svg:y="36.5cm">
          <text:p text:style-name="P1"><text:span text:style-name="T4">rcmdlist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8.8cm" svg:y1="37cm" svg:x2="27cm" svg:y2="37cm" draw:start-shape="id57" draw:start-glue-point="3" draw:end-shape="id58" draw:end-glue-point="1" svg:d="m28800 37000h-1800">
          <text:p/>
        </draw:connector>
        <draw:custom-shape draw:style-name="gr14" draw:text-style-name="P1" draw:id="id17" draw:layer="layout" svg:width="3.5cm" svg:height="1cm" svg:x="24cm" svg:y="21.4cm">
          <text:p text:style-name="P1">l3dlvl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line-skew="1.391cm" svg:x1="25.75cm" svg:y1="21.4cm" svg:x2="5.85cm" svg:y2="18.218cm" draw:start-shape="id17" draw:start-glue-point="0" draw:end-shape="id19" svg:d="m25750 21400v-200h-19900v-2982">
          <text:p/>
        </draw:connector>
        <draw:custom-shape draw:style-name="gr15" draw:text-style-name="P3" draw:layer="layout" svg:width="2cm" svg:height="0.5cm" svg:x="27.5cm" svg:y="21.9cm">
          <text:p text:style-name="P1"><text:span text:style-name="T1">has nod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id="id15" draw:layer="layout" svg:width="3.5cm" svg:height="1cm" svg:x="24cm" svg:y="32cm">
          <text:p text:style-name="P1">l3dshad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2" draw:layer="layout" draw:line-skew="-1.25cm" svg:x1="24cm" svg:y1="32.5cm" svg:x2="19.5cm" svg:y2="15cm" draw:start-shape="id15" draw:start-glue-point="3" draw:end-shape="id30" draw:end-glue-point="1" svg:d="m24000 32500h-3500v-17500h-1000">
          <text:p/>
        </draw:connector>
        <draw:connector draw:style-name="gr1" draw:text-style-name="P2" draw:layer="layout" draw:type="curve" svg:x1="24cm" svg:y1="32.5cm" svg:x2="24cm" svg:y2="16.5cm" draw:start-shape="id15" draw:start-glue-point="3" draw:end-shape="id46" svg:d="m24000 32500c-751 0-751-16000 0-16000">
          <text:p/>
        </draw:connector>
        <draw:connector draw:style-name="gr1" draw:text-style-name="P2" draw:layer="layout" draw:type="curve" svg:x1="24cm" svg:y1="32.5cm" svg:x2="24.001cm" svg:y2="23.3cm" draw:start-shape="id15" draw:start-glue-point="3" draw:end-shape="id50" draw:end-glue-point="3" svg:d="m24000 32500c-751 0-752-9200 1-9200">
          <text:p/>
        </draw:connector>
        <draw:custom-shape draw:style-name="gr29" draw:text-style-name="P2" draw:layer="layout" svg:width="5cm" svg:height="1cm" svg:x="22cm" svg:y="38cm">
          <text:p text:style-name="P1"><text:span text:style-name="T4">rcmd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id="id73" draw:layer="layout" svg:width="5cm" svg:height="1cm" svg:x="22cm" svg:y="40cm">
          <text:p text:style-name="P1"><text:span text:style-name="T4">rcmdnode2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id="id10" draw:layer="layout" svg:width="5cm" svg:height="1cm" svg:x="22cm" svg:y="41cm">
          <text:p text:style-name="P1"><text:span text:style-name="T4">rcmdnode3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id="id61" draw:layer="layout" svg:width="5cm" svg:height="1cm" svg:x="22cm" svg:y="42cm">
          <text:p text:style-name="P1"><text:span text:style-name="T4">rcmdmesh2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id="id65" draw:layer="layout" svg:width="5cm" svg:height="1cm" svg:x="22cm" svg:y="43cm">
          <text:p text:style-name="P1"><text:span text:style-name="T4">rcmdfbobi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id="id62" draw:layer="layout" svg:width="5cm" svg:height="1cm" svg:x="22cm" svg:y="44cm">
          <text:p text:style-name="P1"><text:span text:style-name="T4">rcmdfbot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id="id67" draw:layer="layout" svg:width="5cm" svg:height="1cm" svg:x="22cm" svg:y="45cm">
          <text:p text:style-name="P1"><text:span text:style-name="T4">rcmdfbo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id="id63" draw:layer="layout" svg:width="5cm" svg:height="1cm" svg:x="22cm" svg:y="46cm">
          <text:p text:style-name="P1"><text:span text:style-name="T4">rcmdmip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id="id64" draw:layer="layout" svg:width="5cm" svg:height="1cm" svg:x="22cm" svg:y="47cm">
          <text:p text:style-name="P1"><text:span text:style-name="T4">rcmdcopyt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id="id60" draw:layer="layout" svg:width="5cm" svg:height="1cm" svg:x="22cm" svg:y="38cm">
          <text:p text:style-name="P1"><text:span text:style-name="T4">rcmd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id="id59" draw:layer="layout" svg:width="5cm" svg:height="1cm" svg:x="22cm" svg:y="39cm">
          <text:p text:style-name="P1"><text:span text:style-name="T4">rcmdlayerp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27cm" svg:y1="39.5cm" svg:x2="35.75cm" svg:y2="28cm" draw:start-shape="id59" draw:start-glue-point="1" draw:end-shape="id13" draw:end-glue-point="2" svg:d="m27000 39500h8750v-11500">
          <text:p/>
        </draw:connector>
        <draw:connector draw:style-name="gr3" draw:text-style-name="P2" draw:layer="layout" svg:x1="27cm" svg:y1="38.5cm" svg:x2="35.75cm" svg:y2="28cm" draw:start-shape="id60" draw:start-glue-point="1" draw:end-shape="id13" draw:end-glue-point="2" svg:d="m27000 38500h8750v-10500">
          <text:p/>
        </draw:connector>
        <draw:connector draw:style-name="gr23" draw:text-style-name="P2" draw:layer="layout" draw:line-skew="-0.25cm" svg:x1="22cm" svg:y1="42.5cm" svg:x2="19.5cm" svg:y2="15cm" draw:start-shape="id61" draw:start-glue-point="3" draw:end-shape="id30" draw:end-glue-point="1" svg:d="m22000 42500h-1500v-27500h-1000">
          <text:p/>
        </draw:connector>
        <draw:custom-shape draw:style-name="gr29" draw:text-style-name="P2" draw:layer="layout" svg:width="5cm" svg:height="1cm" svg:x="22cm" svg:y="48cm">
          <text:p text:style-name="P1"><text:span text:style-name="T4">rcmds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draw:line-skew="-0.375cm" svg:x1="22cm" svg:y1="44.5cm" svg:x2="4.101cm" svg:y2="9.718cm" draw:start-shape="id62" draw:start-glue-point="3" draw:end-shape="id4" draw:end-glue-point="3" svg:d="m22000 44500c-28162 0-19213-34782-17899-34782">
          <text:p/>
        </draw:connector>
        <draw:connector draw:style-name="gr2" draw:text-style-name="P2" draw:layer="layout" draw:type="curve" draw:line-skew="-0.375cm" svg:x1="22cm" svg:y1="46.5cm" svg:x2="4.101cm" svg:y2="9.718cm" draw:start-shape="id63" draw:start-glue-point="3" draw:end-shape="id4" draw:end-glue-point="3" svg:d="m22000 46500c-28162 0-19213-36782-17899-36782">
          <text:p/>
        </draw:connector>
        <draw:connector draw:style-name="gr2" draw:text-style-name="P2" draw:layer="layout" draw:type="curve" draw:line-skew="-0.188cm" svg:x1="22cm" svg:y1="47.5cm" svg:x2="4.101cm" svg:y2="9.718cm" draw:start-shape="id64" draw:start-glue-point="3" draw:end-shape="id4" draw:end-glue-point="3" svg:d="m22000 47500c-27882 0-18932-37782-17899-37782">
          <text:p/>
        </draw:connector>
        <draw:custom-shape draw:style-name="gr24" draw:text-style-name="P2" draw:id="id68" draw:layer="layout" svg:width="4.5cm" svg:height="1cm" svg:x="35cm" svg:y="45cm">
          <text:p text:style-name="P1"><text:span text:style-name="T4">render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id="id66" draw:layer="layout" svg:width="4.5cm" svg:height="1cm" svg:x="35cm" svg:y="43cm">
          <text:p text:style-name="P1"><text:span text:style-name="T4">renderfb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2" draw:layer="layout" draw:type="curve" svg:x1="27cm" svg:y1="43.5cm" svg:x2="35cm" svg:y2="43.5cm" draw:start-shape="id65" draw:start-glue-point="1" draw:end-shape="id66" svg:d="m27000 43500h8000">
          <text:p/>
        </draw:connector>
        <draw:connector draw:style-name="gr30" draw:text-style-name="P2" draw:layer="layout" draw:type="curve" svg:x1="27cm" svg:y1="45.5cm" svg:x2="35cm" svg:y2="45.5cm" draw:start-shape="id67" draw:start-glue-point="1" draw:end-shape="id68" draw:end-glue-point="3" svg:d="m27000 45500h8000">
          <text:p/>
        </draw:connector>
        <draw:custom-shape draw:style-name="gr24" draw:text-style-name="P2" draw:id="id9" draw:layer="layout" svg:width="4.5cm" svg:height="1cm" svg:x="3cm" svg:y="31cm">
          <text:p text:style-name="P1"><text:span text:style-name="T4">font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2" draw:layer="layout" draw:type="curve" svg:x1="24.001cm" svg:y1="31cm" svg:x2="7.5cm" svg:y2="31.5cm" draw:start-shape="id69" draw:start-glue-point="3" draw:end-shape="id9" draw:end-glue-point="1" svg:d="m24001 31000c-12375 0-4125 500-16501 500">
          <text:p/>
        </draw:connector>
        <draw:custom-shape draw:style-name="gr10" draw:text-style-name="P1" draw:id="id4" draw:layer="layout" svg:width="3.5cm" svg:height="1cm" svg:x="4.101cm" svg:y="9.218cm">
          <text:p text:style-name="P1"><text:span text:style-name="T2">textu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id="id35" draw:layer="layout" svg:width="3.5cm" svg:height="1cm" svg:x="4.101cm" svg:y="12.218cm">
          <text:p text:style-name="P1"><text:span text:style-name="T2">shad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" draw:id="id70" draw:layer="layout" svg:width="3.5cm" svg:height="1cm" svg:x="4.101cm" svg:y="10.718cm">
          <text:p text:style-name="P1"><text:span text:style-name="T2">gpupro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499cm" svg:x1="4.101cm" svg:y1="12.718cm" svg:x2="4.101cm" svg:y2="11.218cm" draw:start-shape="id35" draw:start-glue-point="3" draw:end-shape="id70" draw:end-glue-point="3" svg:d="m4101 12718h-1000v-1500h1000">
          <text:p/>
        </draw:connector>
        <draw:connector draw:style-name="gr3" draw:text-style-name="P1" draw:layer="layout" draw:line-skew="-0.499cm" svg:x1="4.101cm" svg:y1="12.718cm" svg:x2="4.101cm" svg:y2="9.718cm" draw:start-shape="id35" draw:start-glue-point="3" draw:end-shape="id4" draw:end-glue-point="3" svg:d="m4101 12718h-1000v-3000h1000">
          <text:p/>
        </draw:connector>
        <draw:custom-shape draw:style-name="gr31" draw:text-style-name="P2" draw:id="id74" draw:layer="layout" svg:width="5.5cm" svg:height="1cm" svg:x="6.5cm" svg:y="33.5cm">
          <text:p text:style-name="P1"><text:span text:style-name="T4">l2d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4.5cm" svg:height="1cm" svg:x="7.5cm" svg:y="36cm">
          <text:p text:style-name="P1"><text:span text:style-name="T4">l2dfl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id="id71" draw:layer="layout" svg:width="4.5cm" svg:height="1cm" svg:x="7.5cm" svg:y="37cm">
          <text:p text:style-name="P1"><text:span text:style-name="T4">l2d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id="id72" draw:layer="layout" svg:width="4.5cm" svg:height="1cm" svg:x="7.5cm" svg:y="38cm">
          <text:p text:style-name="P1"><text:span text:style-name="T4">l2dlink3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id="id7" draw:layer="layout" svg:width="4.5cm" svg:height="1cm" svg:x="7.5cm" svg:y="39cm">
          <text:p text:style-name="P1"><text:span text:style-name="T4">l2dview3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id="id75" draw:layer="layout" svg:width="4.5cm" svg:height="1cm" svg:x="7.5cm" svg:y="35cm">
          <text:p text:style-name="P1"><text:span text:style-name="T4">l2d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2" draw:layer="layout" draw:line-skew="0.499cm" svg:x1="12cm" svg:y1="37.5cm" svg:x2="19.5cm" svg:y2="15cm" draw:start-shape="id71" draw:start-glue-point="1" draw:end-shape="id30" draw:end-glue-point="1" svg:d="m12000 37500h8500v-22500h-1000">
          <text:p/>
        </draw:connector>
        <draw:connector draw:style-name="gr1" draw:text-style-name="P2" draw:layer="layout" draw:type="curve" svg:x1="12cm" svg:y1="38.5cm" svg:x2="22.95cm" svg:y2="10.499cm" draw:start-shape="id72" draw:start-glue-point="1" draw:end-shape="id11" draw:end-glue-point="3" svg:d="m12000 38500c8214 0 2739-28001 10950-28001">
          <text:p/>
        </draw:connector>
        <draw:connector draw:style-name="gr32" draw:text-style-name="P2" draw:layer="layout" draw:type="curve" svg:x1="22cm" svg:y1="40.5cm" svg:x2="12cm" svg:y2="34cm" draw:start-shape="id73" draw:start-glue-point="3" draw:end-shape="id74" draw:end-glue-point="1" svg:d="m22000 40500c-7500 0-2500-6500-10000-6500">
          <text:p/>
        </draw:connector>
        <draw:connector draw:style-name="gr30" draw:text-style-name="P2" draw:layer="layout" draw:type="curve" svg:x1="7.5cm" svg:y1="35.5cm" svg:x2="5.25cm" svg:y2="32cm" draw:start-shape="id75" draw:start-glue-point="3" draw:end-shape="id9" draw:end-glue-point="2" svg:d="m7500 35500c-1500 0-2250-1166-2250-3500">
          <text:p/>
        </draw:connector>
        <draw:custom-shape draw:style-name="gr4" draw:text-style-name="P3" draw:layer="layout" svg:width="2cm" svg:height="0.5cm" svg:x="12cm" svg:y="37.5cm">
          <text:p text:style-name="P1"><text:span text:style-name="T1">has mesh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id="id76" draw:layer="layout" svg:width="3cm" svg:height="3cm" svg:x="4cm" svg:y="48.751cm">
          <text:p text:style-name="P1">Spatial</text:p>
          <text:p text:style-name="P1">Upd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draw:id="id77" draw:layer="layout" svg:width="3cm" svg:height="3cm" svg:x="8.5cm" svg:y="48.751cm">
          <text:p text:style-name="P1">VisT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id="id78" draw:layer="layout" svg:width="3cm" svg:height="3cm" svg:x="13cm" svg:y="48.751cm">
          <text:p text:style-name="P1">l3dsets</text:p>
          <text:p text:style-name="P1">upd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cm" svg:x="15.5cm" svg:y="50.751cm">
          <text:p text:style-name="P1">visible</text:p>
          <text:p text:style-name="P1">l3dnod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cm" svg:x="21.5cm" svg:y="50.751cm">
          <text:p text:style-name="P1">proc</text:p>
          <text:p text:style-name="P1">l3dview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cm" svg:x="27.5cm" svg:y="52.251cm">
          <text:p text:style-name="P1">proc</text:p>
          <text:p text:style-name="P1">rcmd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cm" svg:x="24cm" svg:y="52.251cm">
          <text:p text:style-name="P1">fill layers</text:p>
          <text:p text:style-name="P1">with draw-</text:p>
          <text:p text:style-name="P1">nod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" draw:id="id79" draw:layer="layout" svg:width="3cm" svg:height="3cm" svg:x="29cm" svg:y="48.751cm">
          <text:p text:style-name="P1">l2dli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2" draw:layer="layout" draw:type="curve" draw:line-skew="1.312cm -1.311cm" svg:x1="12cm" svg:y1="34cm" svg:x2="9.25cm" svg:y2="33.5cm" draw:start-shape="id74" draw:start-glue-point="1" draw:end-shape="id74" draw:end-glue-point="0" svg:d="m12000 34000c2719 0 2266-1156 899-1961s-3649-1257-3649 1461">
          <text:p text:style-name="P1"><text:span text:style-name="T4">Hierarchy</text:span></text:p>
        </draw:connector>
        <draw:connector draw:style-name="gr35" draw:text-style-name="P2" draw:layer="layout" draw:type="line" svg:x1="7cm" svg:y1="50.25cm" svg:x2="8.5cm" svg:y2="50.25cm" draw:start-shape="id76" draw:start-glue-point="7" draw:end-shape="id77" draw:end-glue-point="5" svg:d="m7000 50250h1500">
          <text:p/>
        </draw:connector>
        <draw:connector draw:style-name="gr35" draw:text-style-name="P2" draw:layer="layout" draw:type="line" svg:x1="11.5cm" svg:y1="50.25cm" svg:x2="13cm" svg:y2="50.25cm" draw:start-shape="id77" draw:start-glue-point="7" draw:end-shape="id78" draw:end-glue-point="5" svg:d="m11500 50250h1500">
          <text:p/>
        </draw:connector>
        <draw:connector draw:style-name="gr35" draw:text-style-name="P2" draw:layer="layout" draw:type="line" svg:x1="16cm" svg:y1="50.25cm" svg:x2="29cm" svg:y2="50.25cm" draw:start-shape="id78" draw:start-glue-point="7" draw:end-shape="id79" draw:end-glue-point="5" svg:d="m16000 50250h13000">
          <text:p/>
        </draw:connector>
        <draw:custom-shape draw:style-name="gr36" draw:text-style-name="P1" draw:layer="layout" svg:width="3cm" svg:height="3cm" svg:x="1cm" svg:y="48.751cm">
          <text:p text:style-name="P1">Frame</text:p>
          <text:p text:style-name="P1">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" draw:layer="layout" svg:width="3cm" svg:height="3cm" svg:x="38cm" svg:y="48.751cm">
          <text:p text:style-name="P1">Frame</text:p>
          <text:p text:style-name="P1">E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draw:id="id80" draw:layer="layout" svg:width="3cm" svg:height="3cm" svg:x="35cm" svg:y="48.751cm">
          <text:p text:style-name="P1">Lua</text:p>
          <text:p text:style-name="P1">Thin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" draw:id="id6" draw:layer="layout" svg:width="4cm" svg:height="1cm" svg:x="35.5cm" svg:y="33cm">
          <text:p text:style-name="P1">sky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6" draw:text-style-name="P2" draw:id="id5" draw:layer="layout" svg:width="1.5cm" svg:height="1cm" svg:x="33cm" svg:y="34.5cm">
          <text:p text:style-name="P1"><text:span text:style-name="T4">bg</text:span></text:p>
        </draw:rect>
        <draw:custom-shape draw:style-name="gr31" draw:text-style-name="P1" draw:layer="layout" svg:width="3cm" svg:height="3cm" svg:x="31.5cm" svg:y="50.751cm">
          <text:p text:style-name="P1">draw from</text:p>
          <text:p text:style-name="P1">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2" draw:layer="layout" draw:type="line" svg:x1="32cm" svg:y1="50.25cm" svg:x2="35cm" svg:y2="50.251cm" draw:start-shape="id79" draw:start-glue-point="7" draw:end-shape="id80" svg:d="m32000 50250 3000 1">
          <text:p/>
        </draw:connector>
        <draw:connector draw:style-name="gr3" draw:text-style-name="P2" draw:layer="layout" draw:type="curve" svg:x1="7.601cm" svg:y1="9.718cm" svg:x2="8.351cm" svg:y2="6cm" draw:start-shape="id4" draw:start-glue-point="1" draw:end-shape="id52" draw:end-glue-point="2" svg:d="m7601 9718c500 0 750-1239 750-3718">
          <text:p/>
        </draw:connector>
        <draw:connector draw:style-name="gr1" draw:text-style-name="P2" draw:layer="layout" draw:type="curve" svg:x1="37.25cm" svg:y1="16.5cm" svg:x2="27.45cm" svg:y2="10.499cm" draw:start-shape="id47" draw:start-glue-point="0" draw:end-shape="id11" draw:end-glue-point="1" svg:d="m37250 16500c0-4001-3266-6001-9800-6001">
          <text:p/>
        </draw:connector>
        <draw:connector draw:style-name="gr1" draw:text-style-name="P2" draw:layer="layout" draw:type="curve" svg:x1="22.5cm" svg:y1="7cm" svg:x2="22.95cm" svg:y2="10.499cm" draw:start-shape="id48" draw:start-glue-point="1" draw:end-shape="id11" draw:end-glue-point="3" svg:d="m22500 7000c753 0 502 1750 226 1750s-527 1749 224 1749">
          <text:p/>
        </draw:connector>
        <draw:frame draw:style-name="gr37" draw:text-style-name="P2" draw:layer="layout" svg:width="4cm" svg:height="4.523cm" svg:x="8.5cm" svg:y="52.251cm">
          <draw:text-box>
            <text:p>Camera,</text:p>
            <text:p>Projector,</text:p>
            <text:p>Light,</text:p>
            <text:p>- Visibility<text:tab/></text:p>
            <text:p/>
          </draw:text-box>
        </draw:frame>
        <draw:frame draw:style-name="gr37" draw:text-style-name="P2" draw:layer="layout" svg:width="3cm" svg:height="3.25cm" svg:x="4cm" svg:y="52.251cm">
          <draw:text-box>
            <text:p>Updates</text:p>
            <text:p>Matrices</text:p>
          </draw:text-box>
        </draw:frame>
        <draw:frame draw:style-name="gr38" draw:text-style-name="P2" draw:layer="layout" svg:width="4.5cm" svg:height="3.099cm" svg:x="15.5cm" svg:y="54.251cm">
          <draw:text-box>
            <text:p>Updates</text:p>
            <text:p>Matrices,</text:p>
            <text:p>Bonesystems,</text:p>
            <text:p>Terrain</text:p>
          </draw:text-box>
        </draw:frame>
        <draw:frame draw:style-name="gr28" draw:text-style-name="P2" draw:layer="layout" svg:width="4.5cm" svg:height="3.099cm" svg:x="23.5cm" svg:y="55.401cm">
          <draw:text-box>
            <text:p>Updates</text:p>
            <text:p>Trailmeshes,</text:p>
            <text:p>Levelmodel, Shadowmodel</text:p>
          </draw:text-box>
        </draw:frame>
        <draw:custom-shape draw:style-name="gr14" draw:text-style-name="P2" draw:layer="layout" svg:width="3cm" svg:height="3cm" svg:x="18.5cm" svg:y="50.751cm">
          <text:p text:style-name="P1"><text:span text:style-name="T4">proc</text:span></text:p>
          <text:p text:style-name="P1"><text:span text:style-name="T4">particl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" draw:id="id27" draw:layer="layout" svg:width="3cm" svg:height="1.001cm" svg:x="25cm" svg:y="11.999cm">
          <text:p text:style-name="P1">proj/light</text:p>
          <draw:enhanced-geometry svg:viewBox="0 0 21600 21600" draw:type="rectangle" draw:enhanced-path="M 0 0 L 21600 0 21600 21600 0 21600 0 0 Z N"/>
        </draw:custom-shape>
        <draw:custom-shape draw:style-name="gr39" draw:text-style-name="P1" draw:id="id30" draw:layer="layout" svg:width="3.9cm" svg:height="1cm" svg:x="15.6cm" svg:y="14.5cm">
          <text:p text:style-name="P1">DrawNode</text:p>
          <draw:enhanced-geometry svg:viewBox="0 0 21600 21600" draw:type="rectangle" draw:enhanced-path="M 0 0 L 21600 0 21600 21600 0 21600 0 0 Z N"/>
        </draw:custom-shape>
        <draw:rect draw:style-name="gr40" draw:text-style-name="P1" draw:id="id55" draw:layer="layout" svg:width="3cm" svg:height="1cm" svg:x="16.5cm" svg:y="13cm">
          <text:p text:style-name="P1">MatObj</text:p>
        </draw:rect>
        <draw:rect draw:style-name="gr40" draw:text-style-name="P1" draw:id="id1" draw:layer="layout" svg:width="3cm" svg:height="1cm" svg:x="16.5cm" svg:y="16cm">
          <text:p text:style-name="P1">SkinObj</text:p>
        </draw:rect>
        <draw:custom-shape draw:style-name="gr39" draw:text-style-name="P1" draw:id="id53" draw:layer="layout" svg:width="3.5cm" svg:height="1cm" svg:x="17.5cm" svg:y="12cm">
          <text:p text:style-name="P1">uq. <text:span text:style-name="T2">assign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draw:id="id54" draw:layer="layout" svg:width="3.5cm" svg:height="1cm" svg:x="17.5cm" svg:y="11cm">
          <text:p text:style-name="P1">uq. param</text:p>
          <draw:enhanced-geometry svg:viewBox="0 0 21600 21600" draw:type="rectangle" draw:enhanced-path="M 0 0 L 21600 0 21600 21600 0 21600 0 0 Z N"/>
        </draw:custom-shape>
        <draw:rect draw:style-name="gr26" draw:text-style-name="P1" draw:id="id3" draw:layer="layout" svg:width="3cm" svg:height="1cm" svg:x="25cm" svg:y="11cm">
          <text:p text:style-name="P1">Lightmap</text:p>
        </draw:rect>
        <draw:custom-shape draw:style-name="gr41" draw:text-style-name="P1" draw:id="id48" draw:layer="layout" svg:width="5cm" svg:height="1cm" svg:x="17.5cm" svg:y="6.5cm">
          <text:p text:style-name="P1">MatAutoPa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6.5cm" svg:y1="16.5cm" svg:x2="12.201cm" svg:y2="17.718cm" draw:start-shape="id1" draw:start-glue-point="3" draw:end-shape="id36" draw:end-glue-point="1" svg:d="m16500 16500c-3223 0-1074 1218-4299 1218">
          <text:p/>
        </draw:connector>
        <draw:frame draw:style-name="gr42" draw:text-style-name="P1" draw:layer="layout" svg:width="3.386cm" svg:height="3.386cm" svg:x="1.114cm" svg:y="1.114cm">
          <draw:image xlink:href="Pictures/1000000000000080000000804ECA7A5D.png" xlink:type="simple" xlink:show="embed" xlink:actuate="onLoad">
            <text:p/>
          </draw:image>
        </draw:frame>
        <draw:custom-shape draw:style-name="gr10" draw:text-style-name="P3" draw:layer="layout" svg:width="2cm" svg:height="0.5cm" svg:x="27.5cm" svg:y="26.5cm">
          <text:p text:style-name="P1"><text:span text:style-name="T1">particlelist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id="id81" draw:layer="layout" svg:width="1.5cm" svg:height="2cm" svg:x="23.5cm" svg:y="11cm">
          <text:p text:style-name="P1">Env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19.5cm" svg:y1="15cm" svg:x2="23.5cm" svg:y2="12cm" draw:start-shape="id30" draw:start-glue-point="1" draw:end-shape="id81" draw:end-glue-point="3" svg:d="m19500 15000c3000 0 1000-3000 4000-3000">
          <text:p/>
        </draw:connector>
        <draw:frame draw:style-name="gr43" draw:layer="layout" svg:width="9.443cm" svg:height="1.675cm" svg:x="5.3cm" svg:y="2.5cm">
          <draw:text-box>
            <text:p><text:a xlink:href="http://www.luxinia.de/">www.luxinia.de</text:a></text:p>
            <text:p>© Christoph Kubisch 2005-201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oph Kubisch</meta:initial-creator>
    <meta:creation-date>2009-06-03T17:22:03.97</meta:creation-date>
    <dc:date>2011-08-14T13:01:15.37</dc:date>
    <meta:editing-duration>PT08H19M03S</meta:editing-duration>
    <meta:editing-cycles>20</meta:editing-cycles>
    <meta:generator>OpenOffice.org/3.2$Win32 OpenOffice.org_project/320m18$Build-9502</meta:generator>
    <meta:document-statistic meta:object-count="203"/>
  </office:meta>
</office:document-meta>
</file>